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er">
      <style:text-properties officeooo:paragraph-rsid="0020a297"/>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5"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6"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7" style:family="paragraph" style:parent-style-name="Standard">
      <style:paragraph-properties fo:text-align="center" style:justify-single-word="false"/>
      <style:text-properties fo:font-size="12pt" officeooo:rsid="00236d29" officeooo:paragraph-rsid="002ec0db" style:font-size-asian="10.5pt" style:font-size-complex="12pt"/>
    </style:style>
    <style:style style:name="P8"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9"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10"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8dde" officeooo:paragraph-rsid="003a8dde"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6e5525" officeooo:paragraph-rsid="006e552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bold" officeooo:rsid="00513616" officeooo:paragraph-rsid="00513616"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Standard">
      <style:paragraph-properties fo:text-align="center" style:justify-single-word="false" fo:break-before="page"/>
      <style:text-properties fo:font-size="12pt" officeooo:rsid="001faeaa" officeooo:paragraph-rsid="0020a297" style:font-size-asian="10.5pt" style:font-size-complex="12pt"/>
    </style:style>
    <style:style style:name="P40" style:family="paragraph" style:parent-style-name="Standard">
      <style:paragraph-properties fo:text-align="start" style:justify-single-word="false" fo:break-before="page"/>
      <style:text-properties fo:font-size="12pt" officeooo:rsid="00236d29" officeooo:paragraph-rsid="0023e658" style:font-size-asian="10.5pt" style:font-size-complex="12pt"/>
    </style:style>
    <style:style style:name="P41" style:family="paragraph" style:parent-style-name="Standard">
      <style:paragraph-properties fo:text-align="start" style:justify-single-word="false" fo:break-before="page"/>
    </style:style>
    <style:style style:name="P42"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3"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T1" style:family="text">
      <style:text-properties officeooo:rsid="001e6a61"/>
    </style:style>
    <style:style style:name="T2" style:family="text">
      <style:text-properties style:text-position="super 58%"/>
    </style:style>
    <style:style style:name="T3" style:family="text">
      <style:text-properties fo:font-size="12pt" officeooo:rsid="001faeaa" style:font-size-asian="10.5pt" style:font-size-complex="12pt"/>
    </style:style>
    <style:style style:name="T4" style:family="text">
      <style:text-properties fo:background-color="transparent" loext:char-shading-value="0"/>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0a297"/>
    </style:style>
    <style:style style:name="T8" style:family="text">
      <style:text-properties fo:font-size="24pt" fo:font-weight="bold" officeooo:rsid="0020a297" style:font-size-asian="10.5pt" style:font-weight-asian="bold" style:font-size-complex="12pt"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26f020" style:font-weight-asian="normal" style:font-weight-complex="normal"/>
    </style:style>
    <style:style style:name="T13" style:family="text">
      <style:text-properties fo:font-weight="normal" officeooo:rsid="0055513f" style:font-weight-asian="normal" style:font-weight-complex="normal"/>
    </style:style>
    <style:style style:name="T14" style:family="text">
      <style:text-properties fo:font-weight="normal" officeooo:rsid="0056f12e" style:font-weight-asian="normal" style:font-weight-complex="normal"/>
    </style:style>
    <style:style style:name="T15" style:family="text">
      <style:text-properties fo:font-weight="normal" officeooo:rsid="005f534e" style:font-weight-asian="normal" style:font-weight-complex="normal"/>
    </style:style>
    <style:style style:name="T16" style:family="text">
      <style:text-properties fo:font-weight="normal" officeooo:rsid="0060d230" style:font-weight-asian="normal" style:font-weight-complex="normal"/>
    </style:style>
    <style:style style:name="T17" style:family="text">
      <style:text-properties fo:font-weight="normal" officeooo:rsid="00620274" style:font-weight-asian="normal" style:font-weight-complex="normal"/>
    </style:style>
    <style:style style:name="T18" style:family="text">
      <style:text-properties fo:font-weight="normal" officeooo:rsid="006227f9" style:font-weight-asian="normal" style:font-weight-complex="normal"/>
    </style:style>
    <style:style style:name="T19" style:family="text">
      <style:text-properties officeooo:rsid="00255a47"/>
    </style:style>
    <style:style style:name="T20" style:family="text">
      <style:text-properties officeooo:rsid="0026f020"/>
    </style:style>
    <style:style style:name="T21" style:family="text">
      <style:text-properties fo:font-style="italic" style:font-style-asian="italic" style:font-style-complex="italic"/>
    </style:style>
    <style:style style:name="T22" style:family="text">
      <style:text-properties fo:font-style="italic" officeooo:rsid="0023e658" style:font-style-asian="italic" style:font-style-complex="italic"/>
    </style:style>
    <style:style style:name="T23" style:family="text">
      <style:text-properties fo:font-style="italic" officeooo:rsid="0042367a" style:font-style-asian="italic" style:font-style-complex="italic"/>
    </style:style>
    <style:style style:name="T24" style:family="text">
      <style:text-properties fo:font-style="italic" officeooo:rsid="0063f321" style:font-style-asian="italic" style:font-style-complex="italic"/>
    </style:style>
    <style:style style:name="T25" style:family="text">
      <style:text-properties fo:font-style="italic" officeooo:rsid="006819cd" style:font-style-asian="italic" style:font-style-complex="italic"/>
    </style:style>
    <style:style style:name="T26" style:family="text">
      <style:text-properties fo:font-style="italic" fo:font-weight="bold" officeooo:rsid="0023e658" style:font-style-asian="italic" style:font-weight-asian="bold" style:font-style-complex="italic" style:font-weight-complex="bold"/>
    </style:style>
    <style:style style:name="T27" style:family="text">
      <style:text-properties fo:font-style="italic" fo:font-weight="bold" officeooo:rsid="0042367a" style:font-style-asian="italic" style:font-weight-asian="bold" style:font-style-complex="italic" style:font-weight-complex="bold"/>
    </style:style>
    <style:style style:name="T28" style:family="text">
      <style:text-properties fo:font-style="italic" fo:font-weight="normal" officeooo:rsid="0023e658" style:font-style-asian="italic" style:font-weight-asian="normal" style:font-style-complex="italic" style:font-weight-complex="normal"/>
    </style:style>
    <style:style style:name="T29" style:family="text">
      <style:text-properties officeooo:rsid="0028abcd"/>
    </style:style>
    <style:style style:name="T30" style:family="text">
      <style:text-properties officeooo:rsid="002a6a8a"/>
    </style:style>
    <style:style style:name="T31" style:family="text">
      <style:text-properties officeooo:rsid="002c10b0"/>
    </style:style>
    <style:style style:name="T32" style:family="text">
      <style:text-properties officeooo:rsid="002ec0db"/>
    </style:style>
    <style:style style:name="T33" style:family="text">
      <style:text-properties officeooo:rsid="00302c8c"/>
    </style:style>
    <style:style style:name="T34" style:family="text">
      <style:text-properties officeooo:rsid="0032012b"/>
    </style:style>
    <style:style style:name="T35" style:family="text">
      <style:text-properties officeooo:rsid="0036e0fc"/>
    </style:style>
    <style:style style:name="T36" style:family="text">
      <style:text-properties fo:font-style="normal" style:font-style-asian="normal" style:font-style-complex="normal"/>
    </style:style>
    <style:style style:name="T37" style:family="text">
      <style:text-properties fo:font-style="normal" officeooo:rsid="003a52fe" style:font-style-asian="normal" style:font-style-complex="normal"/>
    </style:style>
    <style:style style:name="T38" style:family="text">
      <style:text-properties fo:font-style="normal" officeooo:rsid="0042367a" style:font-style-asian="normal" style:font-style-complex="normal"/>
    </style:style>
    <style:style style:name="T39" style:family="text">
      <style:text-properties officeooo:rsid="003a52fe"/>
    </style:style>
    <style:style style:name="T40" style:family="text">
      <style:text-properties officeooo:rsid="003c1713"/>
    </style:style>
    <style:style style:name="T41" style:family="text">
      <style:text-properties officeooo:rsid="003dddf0"/>
    </style:style>
    <style:style style:name="T42" style:family="text">
      <style:text-properties officeooo:rsid="003e32e3"/>
    </style:style>
    <style:style style:name="T43" style:family="text">
      <style:text-properties officeooo:rsid="003f3729"/>
    </style:style>
    <style:style style:name="T44" style:family="text">
      <style:text-properties officeooo:rsid="0040bf8b"/>
    </style:style>
    <style:style style:name="T45" style:family="text">
      <style:text-properties officeooo:rsid="0040d808"/>
    </style:style>
    <style:style style:name="T46" style:family="text">
      <style:text-properties officeooo:rsid="0041f166"/>
    </style:style>
    <style:style style:name="T47" style:family="text">
      <style:text-properties officeooo:rsid="0042367a"/>
    </style:style>
    <style:style style:name="T48" style:family="text">
      <style:text-properties officeooo:rsid="0042dfef"/>
    </style:style>
    <style:style style:name="T49" style:family="text">
      <style:text-properties officeooo:rsid="004469d3"/>
    </style:style>
    <style:style style:name="T50" style:family="text">
      <style:text-properties officeooo:rsid="00463814"/>
    </style:style>
    <style:style style:name="T51" style:family="text">
      <style:text-properties officeooo:rsid="00463bcf"/>
    </style:style>
    <style:style style:name="T52" style:family="text">
      <style:text-properties officeooo:rsid="0047a827"/>
    </style:style>
    <style:style style:name="T53" style:family="text">
      <style:text-properties officeooo:rsid="004c8b61"/>
    </style:style>
    <style:style style:name="T54" style:family="text">
      <style:text-properties officeooo:rsid="004e0021"/>
    </style:style>
    <style:style style:name="T55" style:family="text">
      <style:text-properties officeooo:rsid="004e8384"/>
    </style:style>
    <style:style style:name="T56" style:family="text">
      <style:text-properties style:font-name="DejaVu Sans Mono" fo:font-size="10.5pt" style:font-size-complex="10.5pt"/>
    </style:style>
    <style:style style:name="T57" style:family="text">
      <style:text-properties style:font-name="DejaVu Sans Mono" fo:font-size="10.5pt" officeooo:rsid="00513616" style:font-size-complex="10.5pt"/>
    </style:style>
    <style:style style:name="T58" style:family="text">
      <style:text-properties officeooo:rsid="00513616"/>
    </style:style>
    <style:style style:name="T59" style:family="text">
      <style:text-properties officeooo:rsid="00533fbd"/>
    </style:style>
    <style:style style:name="T60" style:family="text">
      <style:text-properties officeooo:rsid="0054a3dd"/>
    </style:style>
    <style:style style:name="T61" style:family="text">
      <style:text-properties officeooo:rsid="0058ea50"/>
    </style:style>
    <style:style style:name="T62" style:family="text">
      <style:text-properties officeooo:rsid="005b56b2"/>
    </style:style>
    <style:style style:name="T63" style:family="text">
      <style:text-properties officeooo:rsid="005f385f"/>
    </style:style>
    <style:style style:name="T64" style:family="text">
      <style:text-properties officeooo:rsid="0063f321"/>
    </style:style>
    <style:style style:name="T65" style:family="text">
      <style:text-properties officeooo:rsid="0064bede"/>
    </style:style>
    <style:style style:name="T66" style:family="text">
      <style:text-properties officeooo:rsid="00654448"/>
    </style:style>
    <style:style style:name="T67" style:family="text">
      <style:text-properties officeooo:rsid="0066f035"/>
    </style:style>
    <style:style style:name="T68" style:family="text">
      <style:text-properties officeooo:rsid="0067879e"/>
    </style:style>
    <style:style style:name="T69" style:family="text">
      <style:text-properties officeooo:rsid="006819cd"/>
    </style:style>
    <style:style style:name="T70" style:family="text">
      <style:text-properties officeooo:rsid="00693504"/>
    </style:style>
    <style:style style:name="T71" style:family="text">
      <style:text-properties officeooo:rsid="006cb683"/>
    </style:style>
    <style:style style:name="T72" style:family="text">
      <style:text-properties officeooo:rsid="006d3414"/>
    </style:style>
    <style:style style:name="T73" style:family="text">
      <style:text-properties officeooo:rsid="006e55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2">st</text:span> Edition</text:p>
      <text:p text:style-name="Horizontal_20_Line"/>
      <text:p text:style-name="P30">By David MHS Webster</text:p>
      <text:p text:style-name="P39"><text:span text:style-name="T7">Table of Contents</text:span></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Introduction<text:tab/>3</text:p>
          <text:p text:style-name="P1">Compiling<text:tab/>4</text:p>
          <text:p text:style-name="P1">Workflow<text:tab/>6</text:p>
          <text:p text:style-name="P1">Extending<text:tab/>7</text:p>
          <text:p text:style-name="P1">Assembler Documentation Overview<text:tab/>8</text:p>
        </text:index-body>
      </text:table-of-content>
      <text:p text:style-name="P26"/>
      <text:p text:style-name="P41"><text:span text:style-name="T8">Introduction</text:span><text:toc-mark text:string-value="Introduction" text:outline-level="1"/></text:p>
      <text:p text:style-name="P3">Sisa16 is a <text:span text:style-name="T9">virtual machine </text:span><text:span text:style-name="T34">based </text:span><text:span text:style-name="T9">instruction set architecture which mirrors </text:span><text:span text:style-name="T20">many</text:span><text:span text:style-name="T9"> features and quirks of real-life </text:span><text:span text:style-name="T20">ISAs</text:span><text:span text:style-name="T9"> while being useful </text:span><text:span text:style-name="T20">and unique </text:span><text:span text:style-name="T9">in its own right. Its portability is novel while still being powerful enough to create extremely dynamic and interesting programs.</text:span></text:p>
      <text:p text:style-name="P3"/>
      <text:p text:style-name="P4">Learning how to write code for SISA16 will give you an appreciation of low level programming, the fundamentals of systems engineering, as well as provide you with <text:span text:style-name="T39">many </text:span>new tool<text:span text:style-name="T39">s</text:span> to use in your own projects. As an interpreted language, SISA16 is extremely competitive in speed, size, and <text:span text:style-name="T47">overall </text:span>footprint. The emulator ca<text:span text:style-name="T10">n be made to interface with any C library by creating a “driver”, and the emulator can be embedded trivially into any C program as an extension language.</text:span></text:p>
      <text:p text:style-name="P4"/>
      <text:p text:style-name="P8">Whereas most assembly language courses are limited to blinking LEDs and printing characters to a tiny display, Sisa16 can be made to render color graphics, play sounds, use a network connection, <text:span text:style-name="T34">work</text:span> with files, and interact with the host in a manner which is accessible to, and even extensible by <text:span text:style-name="T47">first year C</text:span><text:span text:style-name="T50">omputer Engineering</text:span> students. <text:span text:style-name="T19">A hypothetical driver could attempt to mirror real-life hardware interfaces, or just be something </text:span><text:span text:style-name="T51">that works</text:span><text:span text:style-name="T20">. This provides enormous flexibility to educators </text:span><text:span text:style-name="T60">and developers alike,</text:span><text:span text:style-name="T20"> </text:span><text:span text:style-name="T51">and makes Sisa16 useful for more than just education.</text:span><text:span text:style-name="T20"> </text:span><text:span text:style-name="T23">See “</text:span><text:span text:style-name="T27">Extending</text:span><text:span text:style-name="T23">”</text:span><text:span text:style-name="T38">.</text:span></text:p>
      <text:p text:style-name="P8"><text:span text:style-name="T12"/></text:p>
      <text:p text:style-name="P9"><text:span text:style-name="T11">The assembler is designed for rapid prototyping and debugging. A </text:span><text:span text:style-name="T13">unix </text:span><text:span text:style-name="T11">shebang can be added to the top of an assembly file and it can be executed as a script. Helpful and specific error messages are displayed. Assembly-time syntax checking and validation is done to avoid </text:span><text:span text:style-name="T14">programming </text:span><text:span text:style-name="T11">errors. Special helper features are built into the assembler to provide the programmer with assistance in writing a working program.</text:span></text:p>
      <text:p text:style-name="P4"/>
      <text:p text:style-name="P5">Sisa16, including all resources, <text:span text:style-name="T10">code, examples</text:span> and documentation, lies fully in the public domain. <text:span text:style-name="T20">It is my gift to you in the hopes that you find it useful.</text:span> <text:span text:style-name="T10">An example driver is provided which can load files into the segment and interact with the terminal. If Ncurses is available on the system, it can be used. It should be noted that the example driver has four lines under the permissive Ncurses license, </text:span><text:span text:style-name="T19">which is a variant of the MiT License</text:span><text:span text:style-name="T10">. This IP dependency can be avoided simply by not defining “USE_NCURSES” while compiling. </text:span><text:span text:style-name="T22">See “</text:span><text:span text:style-name="T26">Compiling</text:span><text:span text:style-name="T28">” for more information.</text:span></text:p>
      <text:p text:style-name="P5"><text:span text:style-name="T28"/></text:p>
      <text:p text:style-name="P5"><text:span text:style-name="T28"/></text:p>
      <text:p text:style-name="P5"><text:span text:style-name="T28"/></text:p>
      <text:p text:style-name="P5"><text:span text:style-name="T28"/></text:p>
      <text:p text:style-name="P5"><text:span text:style-name="T28"/></text:p>
      <text:p text:style-name="P5"><text:span text:style-name="T28"/></text:p>
      <text:p text:style-name="P7"><text:span text:style-name="T28">“Let all that you do be done with love.”</text:span></text:p>
      <text:p text:style-name="P40"><text:span text:style-name="T28"/></text:p>
      <text:p text:style-name="P31">Compiling<text:toc-mark text:string-value="Compiling" text:outline-level="1"/></text:p>
      <text:p text:style-name="P12">If you are using an ordinary Unix-like environment such as Linux, BSD, Msys2, or Cygwin, and your compiler is <text:span text:style-name="T33">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10">On most platforms, this will compile the assembler, which has a built-in emulator:</text:p>
      <text:p text:style-name="P10"/>
      <text:p text:style-name="P10">cc assembler.c -DUSE_UNSIGNED_INT -o sisa16_asm</text:p>
      <text:p text:style-name="P16">-----------------Relevant <text:span text:style-name="T61">Compiler </text:span>Flags-----------------</text:p>
      <text:p text:style-name="P10">-DUSE_UNSIGNED_INT</text:p>
      <text:p text:style-name="P10">Define the macro “USE_UNSIGNED_INT” which indicates that “unsigned int” in C is a compatible 4-byte unsigned binary integer type. If “unsigned long” is such a type but not unsigned int, then you should omit this define.</text:p>
      <text:p text:style-name="P10"/>
      <text:p text:style-name="P10">-DUSE_NCURSES -<text:span text:style-name="T30">lncurses</text:span></text:p>
      <text:p text:style-name="P10">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10"/>
      <text:p text:style-name="P10">-DFUZZTEST</text:p>
      <text:p text:style-name="P10">For the default driver, disable file writing. File writing is potentially dangerous if doing fuzz testing or running random binaries. <text:span text:style-name="T31">If you write your own driver it is recommended to use this flag to guard dangerous features which may harm a student’s computer if a random or malicious binary happens to come along.</text:span></text:p>
      <text:p text:style-name="P10"/>
      <text:p text:style-name="P10">-DUSE_COMPUTED_GOTO</text:p>
      <text:p text:style-name="P10">Enable usage of the GNUC extension for <text:span text:style-name="T35">taking the address of a goto label</text:span>, which speeds up the emulator tremendously and makes compilation much faster. If you are using a version of GCC released after 2015, you should enable this flag.</text:p>
      <text:p text:style-name="P10"/>
      <text:p text:style-name="P10">-DNO_FP</text:p>
      <text:p text:style-name="P10">Disable the floating point unit. <text:span text:style-name="T29">This is recommended if the host does not support the IEEE 754 32 bit binary floating point standard.</text:span></text:p>
      <text:p text:style-name="P10"/>
      <text:p text:style-name="P10">-DNO_<text:span text:style-name="T29">SIGNED_DIV</text:span></text:p>
      <text:p text:style-name="P11">Disable the signed integer division and modulo instructions (Needed for non twos complement architectures).</text:p>
      <text:p text:style-name="P11"/>
      <text:p text:style-name="P11">-DNO_SEGMENT</text:p>
      <text:p text:style-name="P11">Disable the segment. It is a feature intended for sisa16’s viability as a scripting language. It is a “fantasy” feature, <text:span text:style-name="T30">in that it does not mirror how real hardware works</text:span>. <text:span text:style-name="T30">This also disables the “emulate” </text:span><text:soft-page-break/><text:span text:style-name="T30">feature, which while unique and interesting may be undesirable for educators aiming for a realistic microcontroller </text:span><text:span text:style-name="T47">programming</text:span><text:span text:style-name="T30"> experience.</text:span></text:p>
      <text:p text:style-name="P10"/>
      <text:p text:style-name="P10">You can test if the assembler built successfully like this:</text:p>
      <text:p text:style-name="P10"/>
      <text:p text:style-name="P10">./sisa16_asm -C</text:p>
      <text:p text:style-name="P10"/>
      <text:p text:style-name="P10">-C tells it to <text:span text:style-name="T6">C</text:span>heck the environment and exit. <text:span text:style-name="T30">Read it carefully.</text:span></text:p>
      <text:p text:style-name="P11">The exact same flags and <text:span text:style-name="T31">semantics apply to building the emulator. </text:span></text:p>
      <text:p text:style-name="P11"/>
      <text:p text:style-name="P12">cc isa.c -DUSE_UNSIGNED_INT -o sisa16_emu</text:p>
      <text:p text:style-name="P12"/>
      <text:p text:style-name="P12">You can now test a simple program. Assuming that you are using the default <text:span text:style-name="T48">serial text mode </text:span>driver and you have a relatively ordinary terminal or terminal emulato<text:span text:style-name="T32">r, try the “wave” program...</text:span></text:p>
      <text:p text:style-name="P12"/>
      <text:p text:style-name="P12">./sisa16_asm -i wave.asm -o wave.bin</text:p>
      <text:p text:style-name="P12">./sisa16_emu wave.bin</text:p>
      <text:p text:style-name="P12"/>
      <text:p text:style-name="P12">You should now see a “wave” printed out to the screen, forever. <text:span text:style-name="T32">You can disassemble the program by doing this:</text:span></text:p>
      <text:p text:style-name="P12"/>
      <text:p text:style-name="P12">./<text:span text:style-name="T32">sisa16_asm -dis wave.bin 0</text:span></text:p>
      <text:p text:style-name="P12"/>
      <text:p text:style-name="P13">this will show you the “machine code” in assembly again. It should look like this:</text:p>
      <text:p text:style-name="P13"><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if you know the language, you should be able to follow the control flow to 0x10000 and explore the rest of the binary.)</text:p>
      <text:p text:style-name="P13"/>
      <text:p text:style-name="P14">If you wish to install the assembler and emulator, simply copy them <text:span text:style-name="T39">in</text:span>to a suitable <text:span text:style-name="T39">location</text:span> in the system path, such as <text:span text:style-name="T36">“/usr/bin” or “/usr/local/bin”. Copy the man</text:span><text:span text:style-name="T37">ual </text:span><text:span text:style-name="T36">pages sisa16_asm.1 and sisa16_emu.1 to a suitable place as well, such as “/usr/local/share/man/man1”. </text:span><text:span text:style-name="T37">This can also be done by calling “make install” with administrative privileges.</text:span></text:p>
      <text:p text:style-name="P42"><text:span text:style-name="T37">W</text:span><text:span text:style-name="T36">orkflow</text:span><text:toc-mark text:string-value="Workflow" text:outline-level="1"/></text:p>
      <text:p text:style-name="P15"><text:span text:style-name="T36"/></text:p>
      <text:p text:style-name="P18">A program for SISA16 is written with one “main” assembly file, header files which are included with “ASM_header” and data files which are embedded with “ASM_data_include”.</text:p>
      <text:p text:style-name="P17"/>
      <text:p text:style-name="P17">The program, if its ‘main’ file is “main.asm” can then be built with</text:p>
      <text:p text:style-name="P17"/>
      <text:p text:style-name="P17">sisa16_asm -i main.asm -o main.bin</text:p>
      <text:p text:style-name="P17"/>
      <text:p text:style-name="P17">Warnings may be emitted during assembly. Errors will cause the <text:span text:style-name="T40">the assembler to abort </text:span><text:span text:style-name="T44">and emit an error message</text:span><text:span text:style-name="T40">. </text:span><text:span text:style-name="T41">If there were no errors, then the assembler will report that it “Successfully assembled main.bin”. </text:span><text:span text:style-name="T45">Th</text:span><text:span text:style-name="T61">e file</text:span><text:span text:style-name="T45"> “main.bin” is a </text:span><text:span text:style-name="T49">S</text:span><text:span text:style-name="T45">isa16 </text:span><text:span text:style-name="T42">ROM image.</text:span></text:p>
      <text:p text:style-name="P17"/>
      <text:p text:style-name="P20">You can run this program with the emulator by calling:</text:p>
      <text:p text:style-name="P20"/>
      <text:p text:style-name="P20">sisa16_emu main.bin</text:p>
      <text:p text:style-name="P19"/>
      <text:p text:style-name="P19">In most microcontroller workflows, a “ROM” (Read-Only Memory) image, is typicall<text:span text:style-name="T48">y</text:span> programmed onto an EEPROM (Electrically Erasable Programmable Read-Only Memory) or burned onto <text:span text:style-name="T62">a</text:span> non-reprogrammable ROM chip before being put on a board and <text:span text:style-name="T46">powered on</text:span>. </text:p>
      <text:p text:style-name="P19"/>
      <text:p text:style-name="P19"><text:span text:style-name="T42">You can imagine the Sisa16 </text:span><text:span text:style-name="T46">architecture</text:span><text:span text:style-name="T42"> as a </text:span><text:span text:style-name="T43">very simple</text:span><text:span text:style-name="T42"> single-board computer in which the ROM is copied entirely to a </text:span><text:span text:style-name="T43">random-access memory</text:span><text:span text:style-name="T42"> chip </text:span><text:span text:style-name="T46">on power-on. The CPU then begins fetching, decoding, and executing instructions, occasionally reading from the RAM chip and interfacing with devices, until either a halt instruction is executed or the power is removed.</text:span></text:p>
      <text:p text:style-name="P19"/>
      <text:p text:style-name="P25">Note to Educators:</text:p>
      <text:p text:style-name="P21">The detail that most micro controller <text:span text:style-name="T5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2">interpreted language</text:span><text:line-break/><text:line-break/><text:span text:style-name="T53">If you are suspicious of a program being incorrectly assembled, you can disassemble it either piece-by-piece or wholly:</text:span></text:p>
      <text:p text:style-name="P21"/>
      <text:p text:style-name="P23">sisa16_asm -dis main.bin &lt;location&gt;</text:p>
      <text:p text:style-name="P23"/>
      <text:p text:style-name="P23">will disassemble main.bin starting at &lt;location&gt;. Standard C syntax for numbers is used, the same as in the assembly language itself. <text:span text:style-name="T63">TIP: Control flow always starts at 0.</text:span></text:p>
      <text:p text:style-name="P23"/>
      <text:p text:style-name="P23">sisa16_asm -fdis main.bin &lt;location&gt;<text:line-break/>will perform a full disassembly from &lt;location&gt;. If zero, the entire binary is disassembled.</text:p>
      <text:p text:style-name="P43">Extending<text:toc-mark text:string-value="Extending" text:outline-level="1"/></text:p>
      <text:p text:style-name="P22">Sisa16 is meant to be easily extended to suit your needs. To have Sisa16 programs interact with C libraries, you should write a “d.h” file which implements these functions:</text:p>
      <text:p text:style-name="P22"/>
      <text:p text:style-name="P22">“Device Init”</text:p>
      <text:p text:style-name="P22">static void di();</text:p>
      <text:p text:style-name="P22">“Device Close”</text:p>
      <text:p text:style-name="P22">static void dcl();</text:p>
      <text:p text:style-name="P22">“Getchar” – corresponding to the getchar instruction.</text:p>
      <text:p text:style-name="P22">static unsigned short gch();</text:p>
      <text:p text:style-name="P22">“Putchar” – corresponding to the putchar instruction.</text:p>
      <text:p text:style-name="P22">static void pch(unsigned short a);</text:p>
      <text:p text:style-name="P22">“Interrupt” – corresponding to the interrupt instruction</text:p>
      <text:p text:style-name="P22">static unsigned short interrupt(unsigned short a,</text:p>
      <text:p text:style-name="P22"><text:tab/>unsigned short b,</text:p>
      <text:p text:style-name="P22"><text:tab/>unsigned short c,</text:p>
      <text:p text:style-name="P22"><text:tab/>unsigned short stack_pointer,</text:p>
      <text:p text:style-name="P22"><text:tab/>unsigned short program_counter,</text:p>
      <text:p text:style-name="P22"><text:tab/>unsigned char<text:tab/>program_counter_region,</text:p>
      <text:p text:style-name="P22"><text:tab/>UU RX0,</text:p>
      <text:p text:style-name="P22"><text:tab/>UU RX1,</text:p>
      <text:p text:style-name="P22"><text:tab/>UU RX2,</text:p>
      <text:p text:style-name="P22"><text:tab/>UU RX3</text:p>
      <text:p text:style-name="P22">);</text:p>
      <text:p text:style-name="P22"/>
      <text:p text:style-name="P22">It should be noted, that if your library requires initialization and finalization, and you enable the “emulate” feature of the instruction set, that you should check the “EMULATE_DEPTH” variable as ever<text:span text:style-name="T55">y</text:span> emulation level will invoke di upon initialization and dcl upon finalization.</text:p>
      <text:p text:style-name="P22"/>
      <text:p text:style-name="P22">An emulation depth of zero means that the <text:span text:style-name="T54">virtual machine</text:span> is truly initializing or finalizing, rather than simply encapsulating.</text:p>
      <text:p text:style-name="P22"/>
      <text:p text:style-name="P24">Relevant <text:span text:style-name="T58">emulator </text:span>variables accessible from the driver-<text:line-break/></text:p>
      <text:p text:style-name="P24"><text:span text:style-name="T56">unsigned char R<text:tab/> <text:tab/><text:tab/>:error flag. Will always be zero except during </text:span><text:span text:style-name="T57">dcl</text:span><text:span text:style-name="T56"> in an error.</text:span></text:p>
      <text:p text:style-name="P24"><text:span text:style-name="T56"/></text:p>
      <text:p text:style-name="P32">unsigned char M[1&lt;&lt;24]<text:tab/><text:tab/>:Memory.</text:p>
      <text:p text:style-name="P32">unsigned char *SEGMENT<text:tab/><text:tab/>:Segment pointer.</text:p>
      <text:p text:style-name="P32">UU SEGMENT_PAGES<text:tab/><text:tab/><text:tab/>:Number of 256 byte “pages” in the segment.</text:p>
      <text:p text:style-name="P32">UU EMULATE_DEPTH<text:tab/><text:tab/><text:tab/>:Current depth of “emulate” or “emulate_seg” calls.</text:p>
      <text:p text:style-name="P32"/>
      <text:p text:style-name="P33">You should use these variables in your driver <text:span text:style-name="T58">to achieve the best interoperability with Sisa16.</text:span></text:p>
      <text:p text:style-name="P44">Assembler Documentation <text:span text:style-name="T59">Overview</text:span><text:toc-mark text:string-value="Assembler Documentation Overview" text:outline-level="1"/></text:p>
      <text:p text:style-name="P37"><text:span text:style-name="T11">The developer documentation for the sisa16 assembler is included in the manual page sisa16_asm.1, and should be provided to all programmers interested in writing programs for the platform.</text:span></text:p>
      <text:p text:style-name="P37"><text:span text:style-name="T11"/></text:p>
      <text:p text:style-name="P38"><text:span text:style-name="T11">The documentation for the emulator is included in the manual page sisa16_emu.1.</text:span></text:p>
      <text:p text:style-name="P37"><text:span text:style-name="T11"/></text:p>
      <text:p text:style-name="P38"><text:span text:style-name="T11">The assembler manpage provides a quick overview of every instruction in the instruction set, as well as the assembly-time features of Sisa16. </text:span><text:span text:style-name="T15">It should serve as a fast reference when one is needed, whereas this </text:span><text:span text:style-name="T18">manual</text:span><text:span text:style-name="T16"> </text:span><text:span text:style-name="T15">serves primarily to teach </text:span><text:span text:style-name="T17">high level concepts.</text:span></text:p>
      <text:p text:style-name="P38"><text:span text:style-name="T17"/></text:p>
      <text:p text:style-name="P34">A nicely-formatted, overly friendly <text:span text:style-name="T71">re-</text:span>listing of every single instruction <text:span text:style-name="T72">and assembler feature </text:span><text:span text:style-name="T69">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3">popular </text:span>micro controller. They’re <text:span text:style-name="T64">poorly formatted tables with minimal comments,</text:span> and often contain broken english and horrible <text:span text:style-name="T68">spelling</text:span> errors. <text:span text:style-name="T64">Wrong information is common.</text:span> <text:span text:style-name="T21">Consider any such errors </text:span><text:span text:style-name="T24">in this manual </text:span><text:span text:style-name="T21">a “feature”. </text:span><text:span text:style-name="T69">Hand-holding to this extent would hinder the educational value of these tools.</text:span></text:p>
      <text:p text:style-name="P34">2) <text:span text:style-name="T65">It is important that </text:span><text:span text:style-name="T67">all Engineering </text:span><text:span text:style-name="T65">students learn how to read </text:span><text:span text:style-name="T66">unix</text:span><text:span text:style-name="T65"> manual pages. Love it or hate it, every utility they will use in their career will probably be documented by them. Better they learn how to read them now than later.<text:line-break/>3) </text:span><text:span text:style-name="T70">I don’t think it’s necessary.</text:span></text:p>
      <text:p text:style-name="P35">4) Exercise for the reader.</text:p>
      <text:p text:style-name="P35"/>
      <text:p text:style-name="P36">If someon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7</text:page-number><text:tab/><text:span text:style-name="MT1">SISA16 Manual</text:span></text:p>
      </style:header>
      <style:header-left>
        <text:p text:style-name="Header_20_left"><text:span text:style-name="MT2"><text:page-number text:select-page="current">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03:44:14.243707068</dc:date>
    <meta:editing-duration>PT2H20M48S</meta:editing-duration>
    <meta:editing-cycles>51</meta:editing-cycles>
    <meta:generator>LibreOffice/7.0.4.2$Linux_X86_64 LibreOffice_project/00$Build-2</meta:generator>
    <meta:document-statistic meta:table-count="0" meta:image-count="1" meta:object-count="0" meta:page-count="8" meta:paragraph-count="105" meta:word-count="1768" meta:character-count="11248" meta:non-whitespace-character-count="9560"/>
  </office:meta>
</office:document-meta>
</file>